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fo:text-indent="0in" style:auto-text-indent="false"/>
    </style:style>
    <style:style style:name="P2" style:family="paragraph" style:parent-style-name="Standard">
      <style:paragraph-properties fo:text-align="start" style:justify-single-word="false" fo:text-indent="0in" style:auto-text-indent="false"/>
      <style:text-properties officeooo:paragraph-rsid="000df2b5"/>
    </style:style>
    <style:style style:name="P3" style:family="paragraph" style:parent-style-name="Standard">
      <style:paragraph-properties fo:text-align="start" style:justify-single-word="false" fo:text-indent="0in" style:auto-text-indent="false"/>
      <style:text-properties style:font-name="Monospace" fo:font-size="10pt" style:font-size-asian="10pt"/>
    </style:style>
    <style:style style:name="T1" style:family="text">
      <style:text-properties fo:color="#808080" loext:opacity="100%" style:font-name="Monospace" fo:font-size="10pt" style:font-size-asian="10pt"/>
    </style:style>
    <style:style style:name="T2" style:family="text">
      <style:text-properties style:font-name="Monospace"/>
    </style:style>
    <style:style style:name="T3" style:family="text">
      <style:text-properties style:font-name="Monospace" fo:font-size="10pt" style:font-size-asian="10pt"/>
    </style:style>
    <style:style style:name="T4" style:family="text">
      <style:text-properties fo:color="#800000" loext:opacity="100%" style:font-name="Monospace" fo:font-size="10pt" fo:font-weight="bold" style:font-size-asian="10pt" style:font-weight-asian="bold"/>
    </style:style>
    <style:style style:name="T5" style:family="text">
      <style:text-properties fo:color="#000000" loext:opacity="100%" style:font-name="Monospace" fo:font-size="10pt" style:font-size-asian="10pt"/>
    </style:style>
    <style:style style:name="T6" style:family="text">
      <style:text-properties fo:color="#956037" loext:opacity="100%" style:font-name="Monospace" fo:font-size="10pt" style:font-size-asian="10pt"/>
    </style:style>
    <style:style style:name="T7" style:family="text">
      <style:text-properties fo:color="#8e00c6" loext:opacity="100%" style:font-name="Monospace" fo:font-size="10pt" style:font-size-asian="10pt"/>
    </style:style>
    <style:style style:name="T8" style:family="text">
      <style:text-properties fo:color="#006464" loext:opacity="100%" style:font-name="Monospace" fo:font-size="10pt" style:font-size-asian="10pt"/>
    </style:style>
    <style:style style:name="T9" style:family="text">
      <style:text-properties fo:color="#6c5151" loext:opacity="100%" style:font-name="Monospace" fo:font-size="10pt" style:font-size-asian="10pt"/>
    </style:style>
    <style:style style:name="T10" style:family="text">
      <style:text-properties fo:color="#ff0000" loext:opacity="100%" style:font-name="Monospace" fo:font-size="10pt" fo:font-weight="bold" style:font-size-asian="10pt" style:font-weight-asian="bold"/>
    </style:style>
    <style:style style:name="T11" style:family="text">
      <style:text-properties fo:color="#ff0000" loext:opacity="100%" style:font-name="Monospace" fo:font-size="10pt" style:font-size-asian="10pt"/>
    </style:style>
    <style:style style:name="T12" style:family="text">
      <style:text-properties fo:color="#000080" loext:opacity="100%" style:font-name="Monospace" fo:font-size="10pt" fo:font-weight="bold" style:font-size-asian="10pt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3"><text:span text:style-name="T1">-- DROP FUNCTION public.delete_user();</text:span></text:p>
      <text:p text:style-name="P3" loext:marker-style-name="T3"/>
      <text:p text:style-name="P1" loext:marker-style-name="T3"><text:span text:style-name="T4">CREATE</text:span><text:span text:style-name="T5"> </text:span><text:span text:style-name="T4">OR</text:span><text:span text:style-name="T5"> </text:span><text:span text:style-name="T4">REPLACE</text:span><text:span text:style-name="T5"> </text:span><text:span text:style-name="T4">FUNCTION</text:span><text:span text:style-name="T5"> </text:span><text:span text:style-name="T6">public</text:span><text:span text:style-name="T5">.</text:span><text:span text:style-name="T7">delete_user</text:span><text:span text:style-name="T5">()</text:span></text:p>
      <text:p text:style-name="P1" loext:marker-style-name="T3"><text:span text:style-name="T5"><text:s/></text:span><text:span text:style-name="T8">RETURNS</text:span><text:span text:style-name="T5"> </text:span><text:span text:style-name="T4">trigger</text:span></text:p>
      <text:p text:style-name="P1" loext:marker-style-name="T3"><text:span text:style-name="T5"><text:s/></text:span><text:span text:style-name="T9">LANGUAGE</text:span><text:span text:style-name="T5"> plpgsql</text:span></text:p>
      <text:p text:style-name="P1" loext:marker-style-name="T3"><text:span text:style-name="T4">AS</text:span><text:span text:style-name="T5"> </text:span><text:span text:style-name="T10">$function$</text:span></text:p>
      <text:p text:style-name="P1" loext:marker-style-name="T3"><text:span text:style-name="T4">begin</text:span><text:span text:style-name="T4"/></text:p>
      <text:p text:style-name="P1" loext:marker-style-name="T3"><text:span text:style-name="T5"><text:tab/></text:span><text:span text:style-name="T4">delete</text:span><text:span text:style-name="T5"> </text:span><text:span text:style-name="T4">from</text:span><text:span text:style-name="T5"> </text:span><text:span text:style-name="T12">"users_passhash"</text:span><text:span text:style-name="T5"> </text:span><text:span text:style-name="T4">where</text:span><text:span text:style-name="T5"> user_id = </text:span><text:span text:style-name="T4">old</text:span><text:span text:style-name="T5">.id</text:span><text:span text:style-name="T11">;</text:span></text:p>
      <text:p text:style-name="P1" loext:marker-style-name="T3"><text:span text:style-name="T5"><text:tab/></text:span><text:span text:style-name="T4">return</text:span><text:span text:style-name="T5"> </text:span><text:span text:style-name="T4">old</text:span><text:span text:style-name="T11">;</text:span></text:p>
      <text:p text:style-name="P1" loext:marker-style-name="T3"><text:span text:style-name="T4">end</text:span><text:span text:style-name="T11">;</text:span><text:span text:style-name="T5"><text:tab/></text:span></text:p>
      <text:p text:style-name="P1" loext:marker-style-name="T3"><text:span text:style-name="T10">$function$</text:span><text:span text:style-name="T10"/></text:p>
      <text:p text:style-name="P1" loext:marker-style-name="T3"><text:span text:style-name="T11">;</text:span><text:span text:style-name="T11"/></text:p>
      <text:p text:style-name="Standard"/>
      <text:p text:style-name="P1" loext:marker-style-name="T3"><text:span text:style-name="T1">-- DROP FUNCTION public.new_user_create();</text:span></text:p>
      <text:p text:style-name="P3" loext:marker-style-name="T3"/>
      <text:p text:style-name="P1" loext:marker-style-name="T3"><text:span text:style-name="T4">CREATE</text:span><text:span text:style-name="T5"> </text:span><text:span text:style-name="T4">OR</text:span><text:span text:style-name="T5"> </text:span><text:span text:style-name="T4">REPLACE</text:span><text:span text:style-name="T5"> </text:span><text:span text:style-name="T4">FUNCTION</text:span><text:span text:style-name="T5"> </text:span><text:span text:style-name="T6">public</text:span><text:span text:style-name="T5">.</text:span><text:span text:style-name="T7">new_user_create</text:span><text:span text:style-name="T5">()</text:span></text:p>
      <text:p text:style-name="P1" loext:marker-style-name="T3"><text:span text:style-name="T5"><text:s/></text:span><text:span text:style-name="T8">RETURNS</text:span><text:span text:style-name="T5"> </text:span><text:span text:style-name="T4">trigger</text:span></text:p>
      <text:p text:style-name="P1" loext:marker-style-name="T3"><text:span text:style-name="T5"><text:s/></text:span><text:span text:style-name="T9">LANGUAGE</text:span><text:span text:style-name="T5"> plpgsql</text:span></text:p>
      <text:p text:style-name="P1" loext:marker-style-name="T3"><text:span text:style-name="T4">AS</text:span><text:span text:style-name="T5"> </text:span><text:span text:style-name="T10">$function$</text:span></text:p>
      <text:p text:style-name="P1" loext:marker-style-name="T3"><text:span text:style-name="T4">begin</text:span><text:span text:style-name="T4"/></text:p>
      <text:p text:style-name="P1" loext:marker-style-name="T3"><text:span text:style-name="T5"><text:tab/></text:span><text:span text:style-name="T4">insert</text:span><text:span text:style-name="T5"> </text:span><text:span text:style-name="T4">into</text:span><text:span text:style-name="T5"> </text:span><text:span text:style-name="T12">"users_passhash"</text:span><text:span text:style-name="T5"> (</text:span><text:span text:style-name="T12">"user_id"</text:span><text:span text:style-name="T5">, </text:span><text:span text:style-name="T12">"password_hash"</text:span><text:span text:style-name="T5">) </text:span><text:span text:style-name="T4">values</text:span></text:p>
      <text:p text:style-name="P1" loext:marker-style-name="T3"><text:span text:style-name="T5"><text:tab/>(</text:span><text:span text:style-name="T4">New</text:span><text:span text:style-name="T5">.id, </text:span><text:span text:style-name="T4">null</text:span><text:span text:style-name="T5">)</text:span><text:span text:style-name="T11">;</text:span></text:p>
      <text:p text:style-name="P1" loext:marker-style-name="T3"><text:span text:style-name="T5"><text:tab/></text:span><text:span text:style-name="T4">return</text:span><text:span text:style-name="T5"> </text:span><text:span text:style-name="T4">new</text:span><text:span text:style-name="T11">;</text:span></text:p>
      <text:p text:style-name="P1" loext:marker-style-name="T3"><text:span text:style-name="T4">end</text:span><text:span text:style-name="T11">;</text:span><text:span text:style-name="T5"><text:tab/></text:span></text:p>
      <text:p text:style-name="P1" loext:marker-style-name="T3"><text:span text:style-name="T10">$function$</text:span><text:span text:style-name="T10"/></text:p>
      <text:p text:style-name="P1" loext:marker-style-name="T2"><text:span text:style-name="T11">;</text:span></text:p>
      <text:p text:style-name="Standard"/>
      <text:p text:style-name="P1" loext:marker-style-name="T3"><text:span text:style-name="T4">create</text:span><text:span text:style-name="T5"> </text:span><text:span text:style-name="T4">trigger</text:span><text:span text:style-name="T5"> trg_delete_user </text:span><text:span text:style-name="T4">before</text:span></text:p>
      <text:p text:style-name="P1" loext:marker-style-name="T3"><text:span text:style-name="T4">delete</text:span><text:span text:style-name="T4"/></text:p>
      <text:p text:style-name="P1" loext:marker-style-name="T3"><text:span text:style-name="T5"><text:s text:c="4"/></text:span><text:span text:style-name="T4">on</text:span></text:p>
      <text:p text:style-name="P2" loext:marker-style-name="T2"><text:span text:style-name="T5"><text:s text:c="4"/>public.users </text:span><text:span text:style-name="T4">for</text:span><text:span text:style-name="T5"> </text:span><text:span text:style-name="T4">each</text:span><text:span text:style-name="T5"> </text:span><text:span text:style-name="T4">row</text:span><text:span text:style-name="T5"> </text:span><text:span text:style-name="T4">execute</text:span><text:span text:style-name="T5"> </text:span><text:span text:style-name="T4">function</text:span><text:span text:style-name="T5"> delete_user()</text:span></text:p>
      <text:p text:style-name="P2" loext:marker-style-name="T2"><text:span text:style-name="T5"><text:line-break/><text:line-break/></text:span><text:span text:style-name="T4">create</text:span><text:span text:style-name="T5"> </text:span><text:span text:style-name="T4">trigger</text:span><text:span text:style-name="T5"> trg_new_user_create </text:span><text:span text:style-name="T4">after</text:span></text:p>
      <text:p text:style-name="P1" loext:marker-style-name="T3"><text:span text:style-name="T4">insert</text:span><text:span text:style-name="T4"/></text:p>
      <text:p text:style-name="P1" loext:marker-style-name="T3"><text:span text:style-name="T5"><text:s text:c="4"/></text:span><text:span text:style-name="T4">on</text:span></text:p>
      <text:p text:style-name="P1" loext:marker-style-name="T2"><text:span text:style-name="T5"><text:s text:c="4"/>public.users </text:span><text:span text:style-name="T4">for</text:span><text:span text:style-name="T5"> </text:span><text:span text:style-name="T4">each</text:span><text:span text:style-name="T5"> </text:span><text:span text:style-name="T4">row</text:span><text:span text:style-name="T5"> </text:span><text:span text:style-name="T4">execute</text:span><text:span text:style-name="T5"> </text:span><text:span text:style-name="T4">function</text:span><text:span text:style-name="T5"> new_user_create(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9T16:08:01.426307032</meta:creation-date>
    <dc:date>2025-08-09T17:58:24.550568847</dc:date>
    <meta:editing-duration>PT4M1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31" meta:word-count="83" meta:character-count="697" meta:non-whitespace-character-count="616"/>
  </office:meta>
</office:document-meta>
</file>